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indent="0cm" style:auto-text-indent="false"/>
    </style:style>
    <style:style style:name="P2" style:family="paragraph" style:parent-style-name="Text_20_body" style:list-style-name="L1">
      <style:paragraph-properties fo:text-indent="0cm" style:auto-text-indent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/>
    </style:style>
    <style:style style:name="T1" style:family="text">
      <style:text-properties style:text-position="33% 8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 método <text:span text:style-name="Source_20_Text">document.getElementsByName</text:span> retorna uma NodeList, que é uma coleção de nós do documento. Portanto, você precisa acessar um elemento específico dessa lista usando um índice. Por exemplo, se você quiser acessar o primeiro elemento com um determinado nome, você usaria <text:span text:style-name="Source_20_Text">document.getElementsByName('nome')[0]</text:span>. <text:a xlink:type="simple" xlink:href="https://stackoverflow.com/questions/6967297/getelementsbyname-not-working" text:style-name="Internet_20_link" text:visited-style-name="Visited_20_Internet_20_Link">Se você tentar usar <text:span text:style-name="Source_20_Text">document.getElementsByName('nome').value</text:span>, isso não funcionará porque <text:span text:style-name="Source_20_Text">value</text:span> é uma propriedade de um único nó do elemento, não de uma NodeList</text:a><text:a xlink:type="simple" xlink:href="https://stackoverflow.com/questions/6967297/getelementsbyname-not-working" office:target-frame-name="_blank" xlink:show="new" text:style-name="Internet_20_link" text:visited-style-name="Visited_20_Internet_20_Link"><text:span text:style-name="T1">1</text:span></text:a><text:a xlink:type="simple" xlink:href="https://stackoverflow.com/questions/19834804/javascript-getelementsbyname-value-not-working" office:target-frame-name="_blank" xlink:show="new" text:style-name="Internet_20_link" text:visited-style-name="Visited_20_Internet_20_Link"><text:span text:style-name="T1">2</text:span></text:a>.</text:p>
      <text:p text:style-name="P4">Aqui estão algumas possíveis razões pelas quais <text:span text:style-name="Source_20_Text">document.getElementsByName</text:span> pode não estar funcionando como esperado:</text:p>
      <text:list text:style-name="L1">
        <text:list-item>
          <text:p text:style-name="P2"><text:span text:style-name="Strong_20_Emphasis">Você está esquecendo de usar um índice para acessar um elemento específico da NodeList.</text:span> Como mencionado acima, <text:span text:style-name="Source_20_Text">document.getElementsByName</text:span> retorna uma NodeList, não um único elemento. <text:a xlink:type="simple" xlink:href="https://stackoverflow.com/questions/6967297/getelementsbyname-not-working" office:target-frame-name="_blank" xlink:show="new" text:style-name="Internet_20_link" text:visited-style-name="Visited_20_Internet_20_Link">Portanto, você precisa usar um índice para acessar um elemento específico<text:span text:style-name="T1">1</text:span></text:a><text:a xlink:type="simple" xlink:href="https://stackoverflow.com/questions/19834804/javascript-getelementsbyname-value-not-working" office:target-frame-name="_blank" xlink:show="new" text:style-name="Internet_20_link" text:visited-style-name="Visited_20_Internet_20_Link"><text:span text:style-name="T1">2</text:span></text:a>.</text:p>
        </text:list-item>
        <text:list-item>
          <text:p text:style-name="P2"><text:span text:style-name="Strong_20_Emphasis">O elemento que você está tentando acessar não existe.</text:span> Se não houver nenhum elemento com o nome especificado no documento, <text:span text:style-name="Source_20_Text">document.getElementsByName</text:span> retornará uma NodeList vazia. Tentar acessar um elemento dessa lista resultará em <text:span text:style-name="Source_20_Text">undefined</text:span>.</text:p>
        </text:list-item>
        <text:list-item>
          <text:p text:style-name="P2"><text:span text:style-name="Strong_20_Emphasis">Você está tentando acessar a propriedade </text:span><text:span text:style-name="Strong_20_Emphasis"><text:span text:style-name="Source_20_Text">value</text:span></text:span><text:span text:style-name="Strong_20_Emphasis"> de um elemento que não a possui.</text:span> Nem todos os elementos têm uma propriedade <text:span text:style-name="Source_20_Text">value</text:span>. <text:a xlink:type="simple" xlink:href="https://stackoverflow.com/questions/6967297/getelementsbyname-not-working" text:style-name="Internet_20_link" text:visited-style-name="Visited_20_Internet_20_Link">Por exemplo, a propriedade <text:span text:style-name="Source_20_Text">value</text:span> existe para elementos de entrada (<text:span text:style-name="Source_20_Text">&lt;input&gt;</text:span>), mas não para elementos de cabeçalho (<text:span text:style-name="Source_20_Text">&lt;h1&gt;</text:span>, <text:span text:style-name="Source_20_Text">&lt;h2&gt;</text:span>, etc.)</text:a><text:a xlink:type="simple" xlink:href="https://stackoverflow.com/questions/33027062/getelementsbyname-not-working" office:target-frame-name="_blank" xlink:show="new" text:style-name="Internet_20_link" text:visited-style-name="Visited_20_Internet_20_Link"><text:span text:style-name="T1">3</text:span></text:a>.</text:p>
        </text:list-item>
        <text:list-item>
          <text:p text:style-name="P2"><text:a xlink:type="simple" xlink:href="https://stackoverflow.com/questions/14575671/on-ie-document-getelementsbyname-wont-work" office:target-frame-name="_blank" xlink:show="new" text:style-name="Internet_20_link" text:visited-style-name="Visited_20_Internet_20_Link"><text:span text:style-name="Strong_20_Emphasis">Problemas de compatibilidade do navegador.</text:span> Em alguns casos, especialmente ao lidar com versões mais antigas do Internet Explorer, <text:span text:style-name="Source_20_Text">document.getElementsByName</text:span> pode não funcionar como esperado<text:span text:style-name="T1">4</text:span></text:a>.</text:p>
        </text:list-item>
      </text:list>
      <text:p text:style-name="P1">Espero que isso ajude! Se você tiver mais perguntas, fique à vontade para perguntar. 😊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2:27:59.564000000</meta:creation-date>
    <dc:date>2023-11-09T12:29:08.609000000</dc:date>
    <meta:editing-duration>PT1M9S</meta:editing-duration>
    <meta:editing-cycles>1</meta:editing-cycles>
    <meta:document-statistic meta:table-count="0" meta:image-count="0" meta:object-count="0" meta:page-count="1" meta:paragraph-count="7" meta:word-count="234" meta:character-count="1640" meta:non-whitespace-character-count="1417"/>
    <meta:generator>LibreOffice/7.6.2.1$Windows_X86_64 LibreOffice_project/56f7684011345957bbf33a7ee678afaf4d2ba333</meta:generator>
  </office:meta>
</office:document-meta>
</file>